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63817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e005e" officeooo:paragraph-rsid="001e005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65808" officeooo:paragraph-rsid="0026580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695f8" officeooo:paragraph-rsid="002695f8" style:font-size-asian="12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7519b" officeooo:paragraph-rsid="0027519b" style:font-size-asian="12pt" style:font-weight-asian="normal" style:font-size-complex="12pt" style:font-weight-complex="normal"/>
    </style:style>
    <style:style style:name="T1" style:family="text">
      <style:text-properties fo:font-size="16pt" officeooo:rsid="00129d53" style:font-size-asian="16pt" style:font-size-complex="16pt"/>
    </style:style>
    <style:style style:name="T2" style:family="text">
      <style:text-properties fo:font-size="16pt" officeooo:rsid="002695f8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versidad de Granada</text:p>
      <text:p text:style-name="P4">Escuela Técnica Superior de Ingeniería Informática y Telecomunicaciones</text:p>
      <text:p text:style-name="P4">Grado en Ingeniería Informática</text:p>
      <text:p text:style-name="P1"/>
      <text:p text:style-name="P1"/>
      <text:p text:style-name="P1"/>
      <text:p text:style-name="P1"/>
      <text:p text:style-name="Standard"/>
      <text:p text:style-name="P5">Centros de Procesamiento de Datos</text:p>
      <text:p text:style-name="P2"><text:span text:style-name="T1">Práctica </text:span><text:span text:style-name="T2">10: Proyecto personal</text:span></text:p>
      <text:p text:style-name="P3"/>
      <text:p text:style-name="P3"/>
      <text:p text:style-name="P3">Javier Martín Gómez</text:p>
      <text:p text:style-name="P3">2018/2019</text:p>
      <text:p text:style-name="P8"/>
      <text:p text:style-name="P8"/>
      <text:p text:style-name="P8"/>
      <text:p text:style-name="P6"/>
      <text:p text:style-name="P7"/>
      <text:p text:style-name="P7"/>
      <text:p text:style-name="P9"><text:soft-page-break/>En este proyecto me he basado principalmente en la práctica 5 donde desplegamos nodos gracias a Vagrant.</text:p>
      <text:p text:style-name="P9">Con el Vagrantfile creo los 3 nodos que usaré, 2 servidores (centos4 y centos5) y 1 cliente (centos6), en caso de querer más servidores, hago una copia de los discos e incluyo las órdenes en el Vagrantfile.</text:p>
      <text:p text:style-name="P9">He instalado GlusterFS además de crear y montar los bricks, gracias a ello, desde la máquina Centos6 puedo crear archivos que se copian a ambos servidores habiendo redundancia si uno de ellos se cae.</text:p>
      <text:p text:style-name="P9">Además he incluido en los servidores el fail2ban para que pueda haber un control de seguridad en las máquinas.</text:p>
      <text:p text:style-name="P11">La contraseña para acceder por ssh a las máquinas es: vagrant</text:p>
      <text:p text:style-name="P9">Como ejercicio adicional he instalado un balanceador de carga. Se trata de Nginx y lo he instalado en el servidor Centos5 para que actúe como servidor y balanceador de carga, en un principio no debe dar problemas, pero puede darlos si el puerto 80 está capado. Desde la máquina cliente (centos6) hago un curl a la ip de la máquina balanceadora y debería mostrar alternativamente los contenidos de index.html de ambos servi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15</meta:editing-cycles>
    <meta:creation-date>2018-09-14T17:10:00</meta:creation-date>
    <dc:date>2018-12-12T17:00:51.023508619</dc:date>
    <meta:editing-duration>PT2H28M17S</meta:editing-duration>
    <meta:generator>LibreOffice/5.2.7.2$Linux_X86_64 LibreOffice_project/20$Build-2</meta:generator>
    <meta:document-statistic meta:table-count="0" meta:image-count="0" meta:object-count="0" meta:page-count="2" meta:paragraph-count="13" meta:word-count="218" meta:character-count="1323" meta:non-whitespace-character-count="1118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